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3c581" officeooo:paragraph-rsid="0013c581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3c581" officeooo:paragraph-rsid="0013c581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3eaea" officeooo:paragraph-rsid="0013eae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3eaea" officeooo:paragraph-rsid="0015b2c4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3eaea" officeooo:paragraph-rsid="001da360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3eaea" officeooo:paragraph-rsid="001ebce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5b2c4" officeooo:paragraph-rsid="0015b2c4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6af63" officeooo:paragraph-rsid="0016af63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officeooo:rsid="0013eaea" officeooo:paragraph-rsid="0015b2c4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5pt" officeooo:rsid="0016af63" officeooo:paragraph-rsid="0016af63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officeooo:rsid="0013eaea" officeooo:paragraph-rsid="0015b2c4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5pt" officeooo:rsid="0013eaea" officeooo:paragraph-rsid="0013eaea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5b2c4" officeooo:paragraph-rsid="0015b2c4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6af63" officeooo:paragraph-rsid="0016af63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6af63" officeooo:paragraph-rsid="0018a733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6af63" officeooo:paragraph-rsid="001bed90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6af63" officeooo:paragraph-rsid="001da360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8a733" officeooo:paragraph-rsid="0018a733" style:font-size-asian="13.1000003814697pt" style:font-size-complex="15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8a733" officeooo:paragraph-rsid="001da360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8a733" officeooo:paragraph-rsid="0022b794" style:font-size-asian="13.1000003814697pt" style:font-size-complex="15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a9fd4" officeooo:paragraph-rsid="001a9fd4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bed90" officeooo:paragraph-rsid="001bed90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3eaea" officeooo:paragraph-rsid="001da360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da360" officeooo:paragraph-rsid="001da360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ebce5" officeooo:paragraph-rsid="001ebce5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ebce5" officeooo:paragraph-rsid="00204eb2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fc5dc" officeooo:paragraph-rsid="001fc5dc" style:font-size-asian="13.1000003814697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fc5dc" officeooo:paragraph-rsid="00204eb2" style:font-size-asian="13.1000003814697pt" style:font-size-complex="15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fc5dc" officeooo:paragraph-rsid="0021eba6" style:font-size-asian="13.1000003814697pt" style:font-size-complex="15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204eb2" officeooo:paragraph-rsid="00204eb2" style:font-size-asian="13.1000003814697pt" style:font-size-complex="15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5pt" style:text-underline-style="solid" style:text-underline-width="auto" style:text-underline-color="font-color" officeooo:rsid="0015b2c4" officeooo:paragraph-rsid="0015b2c4" style:font-size-asian="13.1000003814697pt" style:font-size-complex="15pt"/>
    </style:style>
    <style:style style:name="P32" style:family="paragraph" style:parent-style-name="Standard">
      <style:paragraph-properties fo:text-align="start" style:justify-single-word="false"/>
      <style:text-properties fo:color="#000080" loext:opacity="100%" fo:font-size="15pt" style:text-underline-style="solid" style:text-underline-width="auto" style:text-underline-color="font-color" officeooo:rsid="001a9fd4" officeooo:paragraph-rsid="001a9fd4" style:font-size-asian="13.1000003814697pt" style:font-size-complex="15pt"/>
    </style:style>
    <style:style style:name="T1" style:family="text">
      <style:text-properties fo:color="#000080" loext:opacity="100%" officeooo:rsid="0013c581"/>
    </style:style>
    <style:style style:name="T2" style:family="text">
      <style:text-properties fo:color="#000080" loext:opacity="100%" style:text-underline-style="solid" style:text-underline-width="auto" style:text-underline-color="font-color"/>
    </style:style>
    <style:style style:name="T3" style:family="text">
      <style:text-properties fo:color="#000080" loext:opacity="100%" style:text-underline-style="solid" style:text-underline-width="auto" style:text-underline-color="font-color" officeooo:rsid="0013c581"/>
    </style:style>
    <style:style style:name="T4" style:family="text">
      <style:text-properties fo:color="#000080" loext:opacity="100%" style:text-underline-style="solid" style:text-underline-width="auto" style:text-underline-color="font-color" officeooo:rsid="0015b2c4"/>
    </style:style>
    <style:style style:name="T5" style:family="text">
      <style:text-properties fo:color="#000080" loext:opacity="100%" style:text-underline-style="solid" style:text-underline-width="auto" style:text-underline-color="font-color" officeooo:rsid="0016af63"/>
    </style:style>
    <style:style style:name="T6" style:family="text">
      <style:text-properties fo:color="#000080" loext:opacity="100%" style:text-underline-style="solid" style:text-underline-width="auto" style:text-underline-color="font-color" officeooo:rsid="001ebce5"/>
    </style:style>
    <style:style style:name="T7" style:family="text">
      <style:text-properties fo:color="#000080" loext:opacity="100%" officeooo:rsid="0015b2c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5b2c4"/>
    </style:style>
    <style:style style:name="T10" style:family="text">
      <style:text-properties style:text-underline-style="solid" style:text-underline-width="auto" style:text-underline-color="font-color" officeooo:rsid="0016af63"/>
    </style:style>
    <style:style style:name="T11" style:family="text">
      <style:text-properties style:text-underline-style="solid" style:text-underline-width="auto" style:text-underline-color="font-color" officeooo:rsid="001a7f17"/>
    </style:style>
    <style:style style:name="T12" style:family="text">
      <style:text-properties fo:color="#000000" loext:opacity="100%" style:text-underline-style="solid" style:text-underline-width="auto" style:text-underline-color="font-color"/>
    </style:style>
    <style:style style:name="T13" style:family="text">
      <style:text-properties officeooo:rsid="0016af63"/>
    </style:style>
    <style:style style:name="T14" style:family="text">
      <style:text-properties officeooo:rsid="0018a733"/>
    </style:style>
    <style:style style:name="T15" style:family="text">
      <style:text-properties officeooo:rsid="001a7f17"/>
    </style:style>
    <style:style style:name="T16" style:family="text">
      <style:text-properties officeooo:rsid="001bed90"/>
    </style:style>
    <style:style style:name="T17" style:family="text">
      <style:text-properties officeooo:rsid="001da360"/>
    </style:style>
    <style:style style:name="T18" style:family="text">
      <style:text-properties officeooo:rsid="00204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1"/>
      <text:p text:style-name="P2">Requisitos: </text:p>
      <text:p text:style-name="P2"/>
      <text:p text:style-name="P2"><text:tab/>-<text:span text:style-name="T15">Postgreesql 16 con Pgadmin4. </text:span></text:p>
      <text:p text:style-name="P2"/>
      <text:p text:style-name="P2"><text:tab/> <text:s text:c="5"/></text:p>
      <text:p text:style-name="P1">-Para instalar dependencias del proyecto hacer un npm install al proyecto.</text:p>
      <text:p text:style-name="P1"/>
      <text:p text:style-name="P1">-</text:p>
      <text:p text:style-name="P1"/>
      <text:p text:style-name="P1"/>
      <text:p text:style-name="P2"><text:s text:c="6"/>-Confimar que exista el archivo .env que es el que contiene todas las configuraciones del servidor <text:span text:style-name="T14">y configurar con el user ,pass y nombre de la bd si no no conectara.</text:span> </text:p>
      <text:p text:style-name="P2"/>
      <text:p text:style-name="P2"><text:span text:style-name="T14">Para ejecutar el proyecto : </text:span>nest start --watch</text:p>
      <text:p text:style-name="P2"/>
      <text:p text:style-name="P2">URL BASE : <text:s/><text:a xlink:type="simple" xlink:href="http://localhost:3000/api" text:style-name="Internet_20_link" text:visited-style-name="Visited_20_Internet_20_Link">http://localhost:3000/api</text:a></text:p>
      <text:p text:style-name="P2"/>
      <text:p text:style-name="P2"/>
      <text:p text:style-name="P3">Usuarios: </text:p>
      <text:p text:style-name="P3"/>
      <text:p text:style-name="P3">URL : <text:a xlink:type="simple" xlink:href="http://localhost:3000/usuarios" text:style-name="Internet_20_link" text:visited-style-name="Visited_20_Internet_20_Link"><text:span text:style-name="T1">http://localhost:3000/</text:span><text:span text:style-name="T2">usuarios</text:span></text:a></text:p>
      <text:p text:style-name="P3"><text:span text:style-name="T2"/></text:p>
      <text:p text:style-name="P12"><text:span text:style-name="T8">Obtencion de todos los usuarios : </text:span></text:p>
      <text:p text:style-name="P12"><text:span text:style-name="T8"/></text:p>
      <text:p text:style-name="P17">Respuestas : </text:p>
      <text:p text:style-name="P17"/>
      <text:p text:style-name="P17"/>
      <text:p text:style-name="P20">Respuesta <text:span text:style-name="T17">1</text:span> : <text:span text:style-name="T13">"</text:span></text:p>
      <text:p text:style-name="P20"><text:span text:style-name="T13">statusCode": </text:span>201<text:span text:style-name="T13">,</text:span></text:p>
      <text:p text:style-name="P17"><text:tab/><text:tab/><text:tab/> <text:span text:style-name="T17">Entrega los usuarios con sus atibutos. </text:span></text:p>
      <text:p text:style-name="P17"/>
      <text:p text:style-name="P24"><text:span text:style-name="T8">OBS: Si no entrega nada es porque no hay usuarios en la bd.</text:span></text:p>
      <text:p text:style-name="P3"><text:span text:style-name="T2"/></text:p>
      <text:p text:style-name="P4"><text:span text:style-name="T12">Metodo:</text:span><text:span text:style-name="T2"> </text:span><text:span text:style-name="T12">Get</text:span><text:span text:style-name="T2"> </text:span></text:p>
      <text:p text:style-name="P4"><text:a xlink:type="simple" xlink:href="http://localhost:3000/usuarios" text:style-name="Internet_20_link" text:visited-style-name="Visited_20_Internet_20_Link"><text:span text:style-name="T3">http://localhost:3000/</text:span><text:span text:style-name="T2">usuarios</text:span></text:a></text:p>
      <text:p text:style-name="P7"><text:span text:style-name="T2"/></text:p>
      <text:p text:style-name="P31"><text:soft-page-break/>Registro de un Usuario: </text:p>
      <text:p text:style-name="P13"/>
      <text:p text:style-name="P4"><text:a xlink:type="simple" xlink:href="http://localhost:3000/usuarios/registro" text:style-name="Internet_20_link" text:visited-style-name="Visited_20_Internet_20_Link"><text:span text:style-name="T3">http://localhost:3000/</text:span><text:span text:style-name="T2">usuarios/</text:span><text:span text:style-name="T4">registro</text:span></text:a></text:p>
      <text:p text:style-name="P8"><text:span text:style-name="T4"/></text:p>
      <text:p text:style-name="P10"><text:span text:style-name="T9">M</text:span><text:span text:style-name="T8">etodo Post: </text:span></text:p>
      <text:p text:style-name="P4"><text:span text:style-name="T4"/></text:p>
      <text:p text:style-name="P10"><text:span text:style-name="T9">b</text:span><text:span text:style-name="T8">ody </text:span><text:span text:style-name="T11">ejemplo</text:span><text:span text:style-name="T8">: </text:span></text:p>
      <text:p text:style-name="P10"><text:span text:style-name="T8"/></text:p>
      <text:p text:style-name="P10"/>
      <text:p text:style-name="P11"><text:span text:style-name="T9">{</text:span></text:p>
      <text:p text:style-name="P11"><text:span text:style-name="T9"><text:s text:c="4"/>"rut": "2073</text:span><text:span text:style-name="T10">342</text:span><text:span text:style-name="T9">94",</text:span></text:p>
      <text:p text:style-name="P11"><text:span text:style-name="T9"><text:s text:c="4"/>"nombre": "FABIAN",</text:span></text:p>
      <text:p text:style-name="P11"><text:span text:style-name="T9"><text:s text:c="4"/>"apellido": "MOLINA",</text:span></text:p>
      <text:p text:style-name="P11"><text:span text:style-name="T9"><text:s text:c="4"/>"correo": "</text:span><text:span text:style-name="T10">fabianmolina1234</text:span><text:span text:style-name="T9">@gmail.com",</text:span></text:p>
      <text:p text:style-name="P11"><text:span text:style-name="T9"><text:s text:c="4"/>"fecha_nac": "2001-04-06",</text:span></text:p>
      <text:p text:style-name="P11"><text:span text:style-name="T9"><text:s text:c="4"/>"contrasena": "12345"</text:span></text:p>
      <text:p text:style-name="P11"><text:span text:style-name="T9">}</text:span></text:p>
      <text:p text:style-name="P9"><text:span text:style-name="T7"/></text:p>
      <text:p text:style-name="P14">Respuestas : </text:p>
      <text:p text:style-name="P14"/>
      <text:p text:style-name="P14"><text:span text:style-name="T14">Respuesta 1 : </text:span>"statusCode": 409,</text:p>
      <text:p text:style-name="P14"><text:tab/><text:tab/> <text:s text:c="3"/>"message": "Usuario ya existe"</text:p>
      <text:p text:style-name="P14"/>
      <text:p text:style-name="P18">Respuesta 2 : <text:span text:style-name="T13">"statusCode": </text:span>201<text:span text:style-name="T13">,</text:span></text:p>
      <text:p text:style-name="P15"><text:tab/><text:tab/><text:tab/> <text:s text:c="3"/>"message": "Usuario <text:span text:style-name="T14">creado con éxito</text:span>"</text:p>
      <text:p text:style-name="P15"/>
      <text:p text:style-name="P15"/>
      <text:p text:style-name="P15"/>
      <text:p text:style-name="P21">Login de un usuario: </text:p>
      <text:p text:style-name="P21"/>
      <text:p text:style-name="P32"><text:a xlink:type="simple" xlink:href="http://localhost:3000/api/usuarios/login" text:style-name="Internet_20_link" text:visited-style-name="Visited_20_Internet_20_Link">http://localhost:3000/api/usuarios/login</text:a></text:p>
      <text:p text:style-name="P32"/>
      <text:p text:style-name="P32"/>
      <text:p text:style-name="P21"/>
      <text:p text:style-name="P21">Body ejemplo: </text:p>
      <text:p text:style-name="P21">{</text:p>
      <text:p text:style-name="P21"><text:s text:c="4"/>"correo": "carlos.lopez@example.com",</text:p>
      <text:p text:style-name="P21"><text:s text:c="4"/>"contrasena": "miContrasenaSegura"</text:p>
      <text:p text:style-name="P21">}</text:p>
      <text:p text:style-name="P15"><text:soft-page-break/></text:p>
      <text:p text:style-name="P21">Respuestas: </text:p>
      <text:p text:style-name="P21"/>
      <text:p text:style-name="P16"><text:span text:style-name="T14">Respuesta 1 : </text:span>"statusCode": <text:span text:style-name="T16">202</text:span>,</text:p>
      <text:p text:style-name="P16"><text:tab/><text:tab/> <text:s text:c="3"/>"message": "Usuario <text:span text:style-name="T16">encontrado</text:span>"</text:p>
      <text:p text:style-name="P16"><text:tab/><text:tab/> <text:s text:c="4"/>“<text:span text:style-name="T16">Token del usuario generado”</text:span></text:p>
      <text:p text:style-name="P16"/>
      <text:p text:style-name="P16"><text:span text:style-name="T14">Respuesta </text:span><text:span text:style-name="T16">2</text:span><text:span text:style-name="T14"> : </text:span>"statusCode": 40<text:span text:style-name="T16">1</text:span>,</text:p>
      <text:p text:style-name="P16"><text:tab/><text:tab/> <text:s text:c="3"/>"message": "<text:span text:style-name="T16">Contraseña invalida</text:span>"</text:p>
      <text:p text:style-name="P21"/>
      <text:p text:style-name="P15"/>
      <text:p text:style-name="P15"/>
      <text:p text:style-name="P22">Usuarios_condicion:</text:p>
      <text:p text:style-name="P22"/>
      <text:p text:style-name="P5">URL : <text:a xlink:type="simple" xlink:href="http://localhost:3000/usuarios" text:style-name="Internet_20_link" text:visited-style-name="Visited_20_Internet_20_Link"><text:span text:style-name="T1">http://localhost:3000/</text:span></text:a><text:span text:style-name="T5">usuarios-condicion</text:span></text:p>
      <text:p text:style-name="P5"><text:span text:style-name="T2"/></text:p>
      <text:p text:style-name="P23">Obtencion de todos los usuarios-<text:span text:style-name="T17">condicion</text:span> : </text:p>
      <text:p text:style-name="P5"><text:span text:style-name="T2"/></text:p>
      <text:p text:style-name="P5"><text:span text:style-name="T12">Metodo:</text:span><text:span text:style-name="T2"> </text:span><text:span text:style-name="T12">Get</text:span><text:span text:style-name="T2"> </text:span></text:p>
      <text:p text:style-name="P5"><text:a xlink:type="simple" xlink:href="http://localhost:3000/usuarios-condicion" text:style-name="Internet_20_link" text:visited-style-name="Visited_20_Internet_20_Link"><text:span text:style-name="T3">http://localhost:3000/</text:span><text:span text:style-name="T5">usuarios-condicion</text:span></text:a></text:p>
      <text:p text:style-name="P5"><text:span text:style-name="T5"/></text:p>
      <text:p text:style-name="P17">Respuestas : </text:p>
      <text:p text:style-name="P17"/>
      <text:p text:style-name="P17"/>
      <text:p text:style-name="P19">Respuesta <text:span text:style-name="T17">1</text:span> : <text:span text:style-name="T13">"statusCode": </text:span>201<text:span text:style-name="T13">,</text:span></text:p>
      <text:p text:style-name="P19"/>
      <text:p text:style-name="P17"><text:tab/><text:tab/><text:tab/> <text:span text:style-name="T17">Entrega los usuarios-condicion con sus atibutos. </text:span></text:p>
      <text:p text:style-name="P17"/>
      <text:p text:style-name="P24"><text:span text:style-name="T8">OBS: Si no entrega nada es porque no hay usuarios-condicion en la bd.</text:span></text:p>
      <text:p text:style-name="P5"><text:span text:style-name="T5"/></text:p>
      <text:p text:style-name="P22"/>
      <text:p text:style-name="P15">Usuarios-condicion</text:p>
      <text:p text:style-name="P15"/>
      <text:p text:style-name="P25">Crear usuario condicion: </text:p>
      <text:p text:style-name="P25"/>
      <text:p text:style-name="P25">Metodo : Post </text:p>
      <text:p text:style-name="P25"/>
      <text:p text:style-name="P6"><text:a xlink:type="simple" xlink:href="http://localhost:3000/usuarios-condicion/actualizar-condicion" text:style-name="Internet_20_link" text:visited-style-name="Visited_20_Internet_20_Link"><text:span text:style-name="T3">http://localhost:3000/</text:span><text:span text:style-name="T5">usuarios-condicion/</text:span><text:span text:style-name="T6">actualizar-condicion</text:span></text:a></text:p>
      <text:p text:style-name="P6"><text:span text:style-name="T6"/></text:p>
      <text:p text:style-name="P27"><text:soft-page-break/>Respuestas : </text:p>
      <text:p text:style-name="P27"/>
      <text:p text:style-name="P27">Respuesta 1 : <text:span text:style-name="T13">"statusCode": </text:span><text:span text:style-name="T14">201</text:span><text:span text:style-name="T13">,</text:span></text:p>
      <text:p text:style-name="P27"><text:tab/><text:tab/> <text:s/>Creado con éxito</text:p>
      <text:p text:style-name="P27"/>
      <text:p text:style-name="P27">Respuesta 2 : <text:span text:style-name="T13">"statusCode": </text:span>404, </text:p>
      <text:p text:style-name="P27"><text:tab/> "error": "Not Found",</text:p>
      <text:p text:style-name="P27"><text:s text:c="2"/><text:tab/> <text:s/>"message": "Usuario con ID XX no encontrado"</text:p>
      <text:p text:style-name="P27"/>
      <text:p text:style-name="P27">Respuesta 3 : </text:p>
      <text:p text:style-name="P27">"message": "Condición con ID XX no encontrada",</text:p>
      <text:p text:style-name="P27"><text:s text:c="2"/>"error": "Not Found",</text:p>
      <text:p text:style-name="P27"><text:s text:c="2"/>"statusCode": 404</text:p>
      <text:p text:style-name="P27"/>
      <text:p text:style-name="P27"/>
      <text:p text:style-name="P30">Obtención de todos los medicamentos mediante el id de un usuario_condicion: </text:p>
      <text:p text:style-name="P30"/>
      <text:p text:style-name="P30"/>
      <text:p text:style-name="P30"><text:a xlink:type="simple" xlink:href="http://localhost:3000/api/usuarios-condicion/" text:style-name="Internet_20_link" text:visited-style-name="Visited_20_Internet_20_Link">http://localhost:3000/api/usuarios-condicion/</text:a>{id} /medicamentos</text:p>
      <text:p text:style-name="P30"/>
      <text:p text:style-name="P30">Respuestas: </text:p>
      <text:p text:style-name="P30"/>
      <text:p text:style-name="P30">2</text:p>
      <text:p text:style-name="P27"><text:tab/> <text:s text:c="11"/></text:p>
      <text:p text:style-name="P28">Respuesta 1 : <text:span text:style-name="T13">"statusCode": </text:span><text:span text:style-name="T14">201</text:span><text:span text:style-name="T13">,</text:span></text:p>
      <text:p text:style-name="P28"/>
      <text:p text:style-name="P28"><text:tab/><text:tab/> <text:s/><text:span text:style-name="T18">Entrega el arreglo de los medicamentos del usuario.</text:span></text:p>
      <text:p text:style-name="P26"/>
      <text:p text:style-name="P28">Respuesta 2 : <text:span text:style-name="T13">"statusCode": </text:span>404, </text:p>
      <text:p text:style-name="P28"><text:tab/> "error": "Not Found",</text:p>
      <text:p text:style-name="P28"><text:s text:c="2"/><text:tab/> <text:s/>"message": "Usuario con ID XX no encontrado"</text:p>
      <text:p text:style-name="P28"/>
      <text:p text:style-name="P29">Respuesta <text:span text:style-name="T18">3</text:span> :</text:p>
      <text:p text:style-name="P29">"message": "Contacto no posee medicamentos",</text:p>
      <text:p text:style-name="P28"><text:s/>"error": "Not Found",</text:p>
      <text:p text:style-name="P28"><text:s text:c="2"/>"statusCode": 404</text:p>
      <text:p text:style-name="P28"/>
      <text:p text:style-name="P28"/>
      <text:p text:style-name="P28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4:12:06.280000000</meta:creation-date>
    <dc:date>2024-11-01T23:55:48.949000000</dc:date>
    <meta:editing-duration>PT15M2S</meta:editing-duration>
    <meta:editing-cycles>1</meta:editing-cycles>
    <meta:document-statistic meta:table-count="0" meta:image-count="0" meta:object-count="0" meta:page-count="5" meta:paragraph-count="86" meta:word-count="323" meta:character-count="2591" meta:non-whitespace-character-count="2197"/>
    <meta:generator>LibreOffice/24.2.4.2$Windows_X86_64 LibreOffice_project/51a6219feb6075d9a4c46691dcfe0cd9c4fff3c2</meta:generator>
  </office:meta>
</office:document-meta>
</file>